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4000000F8FA823F3CCF343927.png" manifest:media-type="image/png"/>
  <manifest:file-entry manifest:full-path="Pictures/1000020100000174000000F8A3E736F4CD2B8A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3.122cm" svg:height="8.747cm" draw:z-index="0"><draw:image xlink:href="Pictures/1000020100000174000000F8A3E736F4CD2B8AF2.png" xlink:type="simple" xlink:show="embed" xlink:actuate="onLoad" loext:mime-type="image/png"/></draw:frame><draw:frame draw:style-name="fr1" draw:name="Изображение2" text:anchor-type="char" svg:x="2.094cm" svg:y="9.878cm" svg:width="13.122cm" svg:height="8.747cm" draw:z-index="1"><draw:image xlink:href="Pictures/1000020100000174000000F8FA823F3CCF3439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04:02:03.720033720</meta:creation-date>
    <dc:date>2020-09-25T04:05:21.758812281</dc:date>
    <meta:editing-duration>PT3M1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